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tica" svg:font-family="Helvtica"/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Helvetica" fo:language="ca" fo:country="ES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Helvetica" fo:language="ca" fo:country="ES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Helvetica" fo:language="ca" fo:country="ES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Indica què es considera com a salari en diners i salari en espècie.</text:p>
      <text:list xml:id="list4479070583605790100" text:style-name="L1">
        <text:list-item>
          <text:p text:style-name="P3"><text:span text:style-name="T1">Salari en diners: </text:span>És el que es cobra en moneda de curs legal.</text:p>
          <text:p text:style-name="P3"/>
        </text:list-item>
        <text:list-item>
          <text:p text:style-name="P3"><text:span text:style-name="T1">Salari en espècie:</text:span> És l'ús, consum i obtenció de béns, drets o serveis de manera gratuïta o a un preu inferior al de mercat.</text:p>
        </text:list-item>
      </text:list>
      <text:p text:style-name="P2"/>
      <text:p text:style-name="P2"/>
      <text:p text:style-name="P1">2.- Què són el salari mínim interprofessional i l'IPREM? Per a què es fan servir?</text:p>
      <text:list xml:id="list7912051884350832701" text:style-name="L2">
        <text:list-item>
          <text:p text:style-name="P4"><text:span text:style-name="T1">Salari mínim interprofessional:</text:span> És la quantitat mínima que s'ha de rebre pel treball realitzat per compte d'altri a temps complet, independentment de la professió o ofici.</text:p>
          <text:p text:style-name="P4"/>
        </text:list-item>
        <text:list-item>
          <text:p text:style-name="P4"><text:span text:style-name="T1">IPREM:</text:span> És un índex de referència que serveix per determinar la quantia d'algunes prestacions o per accedir a determinades prestacions, beneficis o serveis públ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tica" svg:font-family="Helvtica"/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4-16T09:23:43.83</meta:creation-date>
    <meta:document-statistic meta:table-count="0" meta:image-count="0" meta:object-count="0" meta:page-count="1" meta:paragraph-count="6" meta:word-count="117" meta:character-count="672"/>
    <dc:date>2021-04-16T10:22:19.10</dc:date>
    <dc:creator>Carlos Valenzuela García</dc:creator>
    <meta:editing-duration>PT43M24S</meta:editing-duration>
    <meta:editing-cycles>1</meta:editing-cycles>
    <meta:generator>OpenOffice/4.1.7$Win32 OpenOffice.org_project/417m1$Build-9800</meta:generator>
  </office:meta>
</office:document-meta>
</file>